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MgOpen Cosmetica" svg:font-family="MgOpen Cosmetica"/>
    <style:font-face style:name="Times New Roman" svg:font-family="Times New Roman"/>
  </office:font-face-decls>
  <office:automatic-styles>
    <style:style style:name="T10" style:family="text">
      <style:text-properties fo:color="#000000" style:font-name="Times New Roman" fo:font-size="12pt" fo:language="none" fo:country="none" fo:font-weight="bold"/>
    </style:style>
    <style:style style:name="T14" style:family="text">
      <style:text-properties fo:color="#008000" style:font-name="Times New Roman" fo:font-size="12pt" fo:language="none" fo:country="none" fo:font-weight="bold"/>
    </style:style>
    <style:style style:name="T11" style:family="text">
      <style:text-properties fo:color="#008000" fo:font-weight="bold"/>
    </style:style>
    <style:style style:name="T12" style:family="text">
      <style:text-properties fo:color="#c0c0c0" fo:font-weight="bold"/>
    </style:style>
    <style:style style:name="T13" style:family="text">
      <style:text-properties fo:color="#0000ff" style:font-name="Times New Roman" fo:font-size="12pt" fo:language="none" fo:country="none" fo:font-weight="bold"/>
    </style:style>
    <style:style style:name="T1" style:family="text">
      <style:text-properties style:font-name="MgOpen Cosmetica" fo:font-size="36pt"/>
    </style:style>
    <style:style style:name="T2" style:family="text">
      <style:text-properties fo:color="#000000" style:font-name="Arial" fo:font-size="17pt" fo:language="en" fo:country="CH" fo:font-weight="bold"/>
    </style:style>
    <style:style style:name="T3" style:family="text">
      <style:text-properties fo:color="#000000" style:font-name="Arial" fo:font-size="14pt" fo:language="en" fo:country="CH" fo:font-weight="bold"/>
    </style:style>
    <style:style style:name="T4" style:family="text">
      <style:text-properties fo:color="#008000"/>
    </style:style>
    <style:style style:name="T5" style:family="text">
      <style:text-properties fo:color="#000000" style:font-name="Arial" fo:font-size="12pt" fo:language="en" fo:country="CH" fo:font-weight="bold"/>
    </style:style>
    <style:style style:name="T6" style:family="text">
      <style:text-properties fo:font-style="italic"/>
    </style:style>
    <style:style style:name="T7" style:family="text"/>
    <style:style style:name="T8" style:family="text">
      <style:text-properties fo:color="#ff0000" fo:font-weight="bold"/>
    </style:style>
    <style:style style:name="T9" style:family="text">
      <style:text-properties fo:color="#0000ff" fo:font-weight="bold"/>
    </style:style>
    <style:style style:name="T15" style:family="text">
      <style:text-properties fo:color="#c0c0c0" style:font-name="Times New Roman" fo:font-size="12pt" fo:language="none" fo:country="none" fo:font-weight="bold"/>
    </style:style>
    <style:style style:name="P5" style:family="paragraph" style:parent-style-name="Normal">
      <style:paragraph-properties fo:margin-left="0pt"/>
    </style:style>
    <style:style style:name="P6" style:family="paragraph">
      <style:paragraph-properties fo:text-align="center" fo:margin-left="0.0000in" fo:margin-right="0.0000in" fo:margin-top="0.0000in" fo:margin-bottom="0.0000in"/>
    </style:style>
    <style:style style:name="P7" style:family="paragraph">
      <style:paragraph-properties fo:text-align="left"/>
      <style:text-properties style:font-name="Times New Roman" fo:font-size="12pt" fo:language="none" fo:country="none"/>
    </style:style>
    <style:style style:name="P1" style:family="paragraph" style:parent-style-name="Normal">
      <style:paragraph-properties fo:text-align="center"/>
    </style:style>
    <style:style style:name="P2" style:family="paragraph" style:parent-style-name="Normal">
      <style:paragraph-properties fo:text-align="center" fo:break-before="page"/>
    </style:style>
    <style:style style:name="P3" style:family="paragraph" style:parent-style-name="Normal">
      <style:paragraph-properties fo:break-before="page"/>
    </style:style>
    <style:style style:name="P4" style:family="paragraph" style:parent-style-name="Numbered Heading 1">
      <style:paragraph-properties fo:break-before="page"/>
    </style:style>
    <text:list-style style:name="L5">
      <text:list-level-style-number text:level="2" style:num-format="1" text:start-value="1" text:display-levels="2">
        <style:list-level-properties text:space-before="0.000000cm"/>
      </text:list-level-style-number>
    </text:list-style>
    <text:list-style style:name="L1">
      <text:list-level-style-number text:level="1" style:num-format="1" text:start-value="1">
        <style:list-level-properties text:space-before="0.000000cm"/>
      </text:list-level-style-number>
    </text:list-style>
    <text:list-style style:name="L2">
      <text:list-level-style-number text:level="1" style:num-format="1" text:start-value="1">
        <style:list-level-properties text:space-before="0.000000cm"/>
      </text:list-level-style-number>
    </text:list-style>
    <text:list-style style:name="L3">
      <text:list-level-style-number text:level="2" style:num-format="1" text:start-value="1" text:display-levels="2">
        <style:list-level-properties text:space-before="0.000000cm"/>
      </text:list-level-style-number>
    </text:list-style>
    <text:list-style style:name="L4">
      <text:list-level-style-number text:level="3" style:num-format="1" text:start-value="1" text:display-levels="3">
        <style:list-level-properties text:space-before="0.000000cm"/>
      </text:list-level-style-number>
    </text:list-style>
  </office:automatic-styles>
  <office:body>
    <office:text>
      <text:p text:style-name="P1"><text:line-break/><text:line-break/><text:line-break/><text:line-break/><text:line-break/><text:span text:style-name="T1">CatBox Dokumentation</text:span></text:p>
      <text:p text:style-name="P2"/>
      <text:p text:style-name="P3"/>
      <text:p text:style-name="Normal"/>
      <text:table-of-content text:protected="true" text:name="Table of Contents6">
        <text:table-of-content-source text:outline-level="4">
          <text:index-title-template text:style-name="Contents Header">Inhaltsverzeichnis</text:index-title-template>
          <text:table-of-content-entry-template text:outline-level="1" text:style-name="Contents 1">
            <text:index-entry-chapter/>
            <text:index-entry-text/>
            <text:index-entry-tab-stop style:type="right" style:leader-char="."/>
            <text:index-entry-page-number/>
          </text:table-of-content-entry-template>
          <text:table-of-content-entry-template text:outline-level="2" text:style-name="Contents 2">
            <text:index-entry-chapter/>
            <text:index-entry-text/>
            <text:index-entry-tab-stop style:type="right" style:leader-char="."/>
            <text:index-entry-page-number/>
          </text:table-of-content-entry-template>
          <text:table-of-content-entry-template text:outline-level="3" text:style-name="Contents 3">
            <text:index-entry-chapter/>
            <text:index-entry-text/>
            <text:index-entry-tab-stop style:type="right" style:leader-char="."/>
            <text:index-entry-page-number/>
          </text:table-of-content-entry-template>
          <text:table-of-content-entry-template text:outline-level="4" text:style-name="Contents 4">
            <text:index-entry-chapter/>
            <text:index-entry-text/>
            <text:index-entry-tab-stop style:type="right" style:leader-char="."/>
            <text:index-entry-page-number/>
          </text:table-of-content-entry-template>
        </text:table-of-content-source>
      </text:table-of-content>
      <text:p text:style-name="Normal"/>
      <text:list text:style-name="L1">
        <text:list-item>
          <text:p text:style-name="P4"><text:span text:style-name="T2">Einführung</text:span></text:p>
        </text:list-item>
      </text:list>
      <text:p text:style-name="Normal">CatBox ist das Akronym für Central Administration ToolBox und lässt sich als Konfigurationswerkzeug auf allen Linux-basierten Distributionen einsetzen.</text:p>
      <text:p text:style-name="Normal"><text:line-break/>Da es modular aufgebaut ist, kann man über die CatBox Library mit Leichtigkeit eigene Module einbauen. Die Module enthalten Daten zum Aufbau der CatBox-GUI und eine Struktur die dem CatBox-Daemon sagt wie er Konfigurationsdateien einzulesen und manipulieren hat.</text:p>
      <text:p text:style-name="Normal"/>
      <text:p text:style-name="Normal">CatBox ist aus 4 Grundkomponenten aufgebaut, zum Betrieb davon sind 3 nötig.</text:p>
      <text:p text:style-name="Normal">Nähere Informationen gibt es dazu im 2. Kapitel "Das Trinity-Konzept".</text:p>
      <text:list text:style-name="L2">
        <text:list-item>
          <text:p text:style-name="P4"><text:span text:style-name="T2"/>Das Trinity-Konzept / CatBox Grundkomponenten</text:p>
        </text:list-item>
      </text:list>
      <text:p text:style-name="Normal">CatBox basiert auf dem sogenannten Trinity(Dreifalitgkeit)-Prinzip und besitzt daher 3 Grundkomponenten die unentbehrlich sind für den Betrieb.</text:p>
      <text:p text:style-name="Normal">Das Trinity-Konzept bietet grösstmögliche Dynamik und eine Vielfalt von Anwendungsmöglichkeiten. Diese erstrecken sich über Cluster-Management, Remote Access Control über standardisierte Kontrolle</text:p>
      <text:list text:style-name="L3">
        <text:list-item>
          <text:p text:style-name="Numbered Heading 2"><text:span text:style-name="T3"/>Der CatBox-Daemon</text:p>
        </text:list-item>
      </text:list>
      <text:p text:style-name="Normal">Der CatBox-Daemon ( = System-Dienst, im Hintergrund) wird nach der Installation auf dem Client oder dem CatMS(CatBox Management Server) beim Booten gestartet über xinetd oder wahlweise inetd. Alternativ wird ein eigenes Bootscript angelegt, dass nach dem Starten des Netzwerks aktiviert wird. </text:p>
      <text:p text:style-name="Normal">Er lädt die Konfiguration aus <text:span text:style-name="T4">/etc/catbox/catbox.conf</text:span> und startet alle angegebenen Module mit ihren jeweiligen Konfigurationen.</text:p>
      <text:p text:style-name="Normal">Nun ist er bereit Befehle von CatBox-NC und CatBox-GTK entgegenzunehmen, den Frontends zu CatBox-Daemon.</text:p>
      <text:p text:style-name="Normal"/>
      <text:list text:style-name="L4">
        <text:list-item>
          <text:p text:style-name="Numbered Heading 3"><text:span text:style-name="T5"/>Die Shell</text:p>
        </text:list-item>
      </text:list>
      <text:p text:style-name="Normal">Um Administratoren in der Implementation und Kontrolle von CatBox auf Ihren Servern und Clients nicht einzuschränken in den Möglichkeiten und Beschränkungen derzeitigen Frontends, bietet sich auch die Möglichkeit an, die CatBox-Daemon Shell (CBDS) zu aktivieren und über SSH oder Telnet anzubieten. Für den Datenschutz der Logindaten wird in Zukunft ein Modul sorgen, welches die Daten über einen Algorithmus verschlüsselt.</text:p>
      <text:p text:style-name="Normal"/>
      <text:p text:style-name="Normal">(In näherer Zukunft noch nicht geplant! Jedoch selber implementierbar über die API.) </text:p>
      <text:p text:style-name="Normal"/>
      <text:p text:style-name="P3"/>
      <text:list text:style-name="L5">
        <text:list-item>
          <text:p text:style-name="Numbered Heading 2"><text:span text:style-name="T3"/>Die CatBox-Bibliothek</text:p>
        </text:list-item>
      </text:list>
      <text:p text:style-name="Normal">Die CatBox Bibliothek stellt die gesamte Programmierschnittstelle (auch auf engl. bekannt als <text:span text:style-name="T6">Application Programming Interface)</text:span><text:span text:style-name="T7"> für den CatBox-Daemon zur Verfügung, bzw. die Module die CatBox-Daemon zur Laufzeit geladen hat.</text:span></text:p>
      <text:p text:style-name="Normal"><text:span text:style-name="T7">Eine komplette API-Dokumentation findet sich in einer externen Dokumentation die über </text:span><text:span text:style-name="T7">Doxygen</text:span><text:span text:style-name="T7"> [</text:span><text:span text:style-name="T7">Hintergrundinformationen</text:span><text:span text:style-name="T7">] permanent aktuell gehalten wird.</text:span></text:p>
      <text:p text:style-name="Normal"><text:span text:style-name="T7">Dabei sollte beachtet werden, dass derzeit bis zu einem erst noch festzulegenden Milestone die API nicht stabil ist.</text:span></text:p>
      <text:p text:style-name="Normal"><text:span text:style-name="T7">Ein Monat vor dem 1. Release einer Stable-Version von CatBox wird die API "gefreezed", sprich: eingefroren. Ab diesem Zeitpunkt dürfen nur noch Bugfixes und Patches die nichts Grundlegendes an den Parametern und Rückgabewerten mehr manipulieren in die API eingebracht werden. Ab dem Zeitpunkt des Releases bleibt die offizielle Third-Party-Developer API die Stable-API und bleibt es bis zum nächsten grossen Versionswechsel, währenddessen die S-API in einen neuen Branch verzweigt wird und weiterentwickelt wird unter der Nomenklatur U-API.<text:line-break/></text:span></text:p>
      <text:p text:style-name="Normal"/>
      <text:p text:style-name="Normal"><text:span text:style-name="T8">Hinweis zur Versionierung:<text:line-break/>Die Struktur der Versionsnamen ist </text:span><text:span text:style-name="T9">X</text:span><text:span text:style-name="T10">.</text:span><text:span text:style-name="T11">Y</text:span><text:span text:style-name="T8">[</text:span><text:span text:style-name="T10">.</text:span><text:span text:style-name="T12">Z</text:span><text:span text:style-name="T8">]</text:span></text:p>
      <text:p text:style-name="P5"><text:span text:style-name="T8">Legende:</text:span></text:p>
      <text:p text:style-name="P5"><text:span text:style-name="T13">X = Grosse Versionsschritte ( API-Wechsel ), öffentlich</text:span></text:p>
      <text:p text:style-name="P5"><text:span text:style-name="T14">Y = Kleine Versionsschritte  ( Stabile API ), öffentlich</text:span><text:span text:style-name="T8"><text:line-break/></text:span><text:span text:style-name="T15">Z = Interne Erweiterungen/Versionssschritte ( Stabile API ), privat</text:span></text:p>
      <text:p text:style-name="P6"/>
      <text:p text:style-name="P7"/>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Times New Roman" svg:font-family="Times New Roman"/>
  </office:font-face-decls>
  <office:styles>
    <style:style style:name="Numbered Heading 1" style:family="paragraph" style:parent-style-name="Heading 1" style:next-style-name="Normal">
      <style:paragraph-properties fo:margin-left="0.0in"/>
    </style:style>
    <style:style style:name="Numbered Heading 2" style:family="paragraph" style:parent-style-name="Heading 2" style:next-style-name="Normal">
      <style:paragraph-properties fo:margin-left="0.0in"/>
    </style:style>
    <style:style style:name="Numbered Heading 3" style:family="paragraph" style:parent-style-name="Heading 3" style:next-style-name="Normal">
      <style:paragraph-properties fo:margin-left="0.0in"/>
    </style:style>
    <style:style style:name="Heading 1" style:family="paragraph" style:parent-style-name="Normal" style:next-style-name="Normal">
      <style:paragraph-properties fo:margin-top="22pt" fo:margin-bottom="3pt" fo:keep-with-next="auto"/>
      <style:text-properties style:font-name="Arial" fo:font-size="17pt" fo:font-weight="bold"/>
    </style:style>
    <style:style style:name="Heading 2" style:family="paragraph" style:parent-style-name="Normal" style:next-style-name="Normal">
      <style:paragraph-properties fo:margin-top="22pt" fo:margin-bottom="3pt" fo:keep-with-next="auto"/>
      <style:text-properties style:font-name="Arial" fo:font-size="14pt" fo:font-weight="bold"/>
    </style:style>
    <style:style style:name="Heading 3" style:family="paragraph" style:parent-style-name="Normal" style:next-style-name="Normal">
      <style:paragraph-properties fo:margin-top="22pt" fo:margin-bottom="3pt" fo:keep-with-next="auto"/>
      <style:text-properties style:font-name="Arial" fo:font-size="12pt" fo:font-weight="bold"/>
    </style:style>
    <style:style style:name="Normal" style:family="paragraph">
      <style:paragraph-properties fo:text-align="left" fo:background-color="transparent" fo:widows="2" fo:margin-left="0pt" fo:margin-right="0pt" fo:margin-top="0pt" fo:margin-bottom="0pt"/>
      <style:text-properties fo:color="#000000" style:font-name="Times New Roman" fo:font-size="12pt" fo:language="en" fo:country="CH"/>
    </style:style>
  </office:styles>
  <office:automatic-styles>
    <style:style style:name="P1" style:family="paragraph">
      <style:paragraph-properties fo:text-align="center"/>
    </style:style>
    <style:page-layout style:name="Standard">
      <style:page-layout-properties fo:page-width="8.267717in" fo:page-height="11.692913in" style:print-orientation="portrait" fo:margin-top="0.5000in" fo:margin-bottom="0.5000in" fo:margin-left="1.0000in" fo:margin-right="1.0000in"/>
      <style:header-style>
        <style:header-footer-properties svg:height="1.270000cm"/>
      </style:header-style>
      <style:footer-style>
        <style:header-footer-properties svg:height="1.270000cm"/>
      </style:footer-style>
    </style:page-layout>
  </office:automatic-styles>
  <office:master-styles>
    <style:master-page style:name="Standard" style:page-layout-name="Standard">
      <style:header>
        <text:p text:style-name="P1">CatBox Dokumentation Deutsch 0.1,  </text:p>
      </style:header>
      <style:footer>
        <text:p text:style-name="P1">Seite  vo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dc:title>CatBox Dokumentation</dc:title>
    <dc:subject>CatBox</dc:subject>
    <dc:creator>Michael Durrer</dc:creator>
  </office:meta>
</office:document-meta>
</file>